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licyChangeAdapter.profileRenamed( ApplicationPolicy policy , Profile profile , String o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licyChangeAdapter.roleChanged( ApplicationPolicy policy , Role role , ChangeType chang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licyChangeAdapter.permissionRenamed( ApplicationPolicy policy , Permission permission , String o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licyChangeAdapter.profileChanged( ApplicationPolicy policy , Profile profile , ChangeType chang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licyChangeAdapter.permissionChanged( ApplicationPolicy policy , Permission permission , ChangeType chang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licyChangeAdapter.roleRenamed( ApplicationPolicy policy , Role role , String o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